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rkSpace 1.484 Ship Layout Design Guide</text:p>
      <text:p text:style-name="P2">Robert Kelford (Drafell) – January 2008</text:p>
      <text:p text:style-name="P2"/>
      <text:p text:style-name="P3">Work in progress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Robert Kelford</meta:initial-creator>
    <meta:creation-date>2008-01-06T22:20:23</meta:creation-date>
    <dc:creator>Robert Kelford</dc:creator>
    <dc:date>2008-01-11T21:44:48</dc:date>
    <dc:language>en-GB</dc:language>
    <meta:editing-cycles>3</meta:editing-cycles>
    <meta:editing-duration>PT2H8M3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14" meta:character-count="98"/>
  </office:meta>
</office:document-meta>
</file>